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1.2083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5417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1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696a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/>
      <style:text-properties fo:color="#ffff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/>
      <style:text-properties fo:color="#5eb9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color="#696a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1'.D4"/>
      <style:map style:condition="cell-content-is-between(10,15)" style:apply-style-name="Mid" style:base-cell-address="'STEP 1'.D4"/>
      <style:map style:condition="cell-content-is-between(16,20)" style:apply-style-name="High" style:base-cell-address="'STEP 1'.D4"/>
      <style:map style:condition="cell-content()=&quot;?&quot;" style:apply-style-name="Low" style:base-cell-address="'STEP 1'.D4"/>
      <style:map style:condition="cell-content()=&quot;N/A&quot;" style:apply-style-name="Default" style:base-cell-address="'STEP 1'.D4"/>
    </style:style>
    <style:style style:name="ce10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1'.D4"/>
      <style:map style:condition="cell-content-is-between(10,15)" style:apply-style-name="Mid" style:base-cell-address="'STEP 1'.D4"/>
      <style:map style:condition="cell-content-is-between(16,20)" style:apply-style-name="High" style:base-cell-address="'STEP 1'.D4"/>
      <style:map style:condition="cell-content()=&quot;?&quot;" style:apply-style-name="Low" style:base-cell-address="'STEP 1'.D4"/>
      <style:map style:condition="cell-content()=&quot;N/A&quot;" style:apply-style-name="Default" style:base-cell-address="'STEP 1'.D4"/>
    </style:style>
    <style:style style:name="ce11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1'.D4"/>
      <style:map style:condition="cell-content-is-between(10,15)" style:apply-style-name="Mid" style:base-cell-address="'STEP 1'.D4"/>
      <style:map style:condition="cell-content-is-between(16,20)" style:apply-style-name="High" style:base-cell-address="'STEP 1'.D4"/>
      <style:map style:condition="cell-content()=&quot;?&quot;" style:apply-style-name="Low" style:base-cell-address="'STEP 1'.D4"/>
      <style:map style:condition="cell-content()=&quot;N/A&quot;" style:apply-style-name="Default" style:base-cell-address="'STEP 1'.D4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2'.D4"/>
      <style:map style:condition="cell-content-is-between(10,15)" style:apply-style-name="Mid" style:base-cell-address="'STEP 2'.D4"/>
      <style:map style:condition="cell-content-is-between(16,20)" style:apply-style-name="High" style:base-cell-address="'STEP 2'.D4"/>
      <style:map style:condition="cell-content()=&quot;?&quot;" style:apply-style-name="Low" style:base-cell-address="'STEP 2'.D4"/>
      <style:map style:condition="cell-content()=&quot;N/A&quot;" style:apply-style-name="Default" style:base-cell-address="'STEP 2'.D4"/>
    </style:style>
    <style:style style:name="ce25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2'.D4"/>
      <style:map style:condition="cell-content-is-between(10,15)" style:apply-style-name="Mid" style:base-cell-address="'STEP 2'.D4"/>
      <style:map style:condition="cell-content-is-between(16,20)" style:apply-style-name="High" style:base-cell-address="'STEP 2'.D4"/>
      <style:map style:condition="cell-content()=&quot;?&quot;" style:apply-style-name="Low" style:base-cell-address="'STEP 2'.D4"/>
      <style:map style:condition="cell-content()=&quot;N/A&quot;" style:apply-style-name="Default" style:base-cell-address="'STEP 2'.D4"/>
    </style:style>
    <style:style style:name="ce26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2'.D4"/>
      <style:map style:condition="cell-content-is-between(10,15)" style:apply-style-name="Mid" style:base-cell-address="'STEP 2'.D4"/>
      <style:map style:condition="cell-content-is-between(16,20)" style:apply-style-name="High" style:base-cell-address="'STEP 2'.D4"/>
      <style:map style:condition="cell-content()=&quot;?&quot;" style:apply-style-name="Low" style:base-cell-address="'STEP 2'.D4"/>
      <style:map style:condition="cell-content()=&quot;N/A&quot;" style:apply-style-name="Default" style:base-cell-address="'STEP 2'.D4"/>
    </style:style>
    <style:style style:name="ce2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3'.D4"/>
      <style:map style:condition="cell-content-is-between(10,15)" style:apply-style-name="Mid" style:base-cell-address="'STEP 3'.D4"/>
      <style:map style:condition="cell-content-is-between(16,20)" style:apply-style-name="High" style:base-cell-address="'STEP 3'.D4"/>
      <style:map style:condition="cell-content()=&quot;?&quot;" style:apply-style-name="Low" style:base-cell-address="'STEP 3'.D4"/>
      <style:map style:condition="cell-content()=&quot;N/A&quot;" style:apply-style-name="Default" style:base-cell-address="'STEP 3'.D4"/>
    </style:style>
    <style:style style:name="ce28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3'.D4"/>
      <style:map style:condition="cell-content-is-between(10,15)" style:apply-style-name="Mid" style:base-cell-address="'STEP 3'.D4"/>
      <style:map style:condition="cell-content-is-between(16,20)" style:apply-style-name="High" style:base-cell-address="'STEP 3'.D4"/>
      <style:map style:condition="cell-content()=&quot;?&quot;" style:apply-style-name="Low" style:base-cell-address="'STEP 3'.D4"/>
      <style:map style:condition="cell-content()=&quot;N/A&quot;" style:apply-style-name="Default" style:base-cell-address="'STEP 3'.D4"/>
    </style:style>
    <style:style style:name="ce29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  <style:map style:condition="cell-content-is-between(1,9)" style:apply-style-name="Low" style:base-cell-address="'STEP 3'.D4"/>
      <style:map style:condition="cell-content-is-between(10,15)" style:apply-style-name="Mid" style:base-cell-address="'STEP 3'.D4"/>
      <style:map style:condition="cell-content-is-between(16,20)" style:apply-style-name="High" style:base-cell-address="'STEP 3'.D4"/>
      <style:map style:condition="cell-content()=&quot;?&quot;" style:apply-style-name="Low" style:base-cell-address="'STEP 3'.D4"/>
      <style:map style:condition="cell-content()=&quot;N/A&quot;" style:apply-style-name="Default" style:base-cell-address="'STEP 3'.D4"/>
    </style:style>
  </office:automatic-styles>
  <office:body>
    <office:spreadsheet>
      <table:calculation-settings table:automatic-find-labels="false" table:use-regular-expressions="false" table:use-wildcards="true"/>
      <table:table table:name="STEP 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6"/>
        <table:table-column table:style-name="co2" table:number-columns-repeated="13" table:default-cell-style-name="ce9"/>
        <table:table-column table:style-name="co2" table:default-cell-style-name="ce1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EP 1</text:p>
          </table:table-cell>
          <table:table-cell office:value-type="string" calcext:value-type="string">
            <text:p>Timed</text:p>
          </table:table-cell>
          <table:table-cell/>
          <table:table-cell table:style-name="ce8" table:number-columns-repeated="14"/>
          <table:table-cell table:number-columns-repeated="20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ear/Comments</text:p>
          </table:table-cell>
          <table:table-cell table:style-name="ce3"/>
          <table:table-cell/>
          <table:table-cell table:style-name="ce8" table:number-columns-repeated="14"/>
          <table:table-cell table:number-columns-repeated="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number-columns-repeated="20"/>
        </table:table-row>
        <table:table-row table:style-name="ro1">
          <table:table-cell table:style-name="ce2"/>
          <table:table-cell table:number-columns-repeated="4"/>
          <table:table-cell table:style-name="ce10"/>
          <table:table-cell table:number-columns-repeated="10"/>
          <table:table-cell table:style-name="ce9"/>
          <table:table-cell table:number-columns-repeated="2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D6:.Q6])" office:value-type="float" office:value="0" calcext:value-type="float">
            <text:p>0</text:p>
          </table:table-cell>
          <table:table-cell table:number-columns-repeated="3"/>
          <table:table-cell table:style-name="ce10"/>
          <table:table-cell table:number-columns-repeated="10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.D8:.Q8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.D10:.Q10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.D12:.Q12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D14:.Q14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.D16:.Q16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.D18:.Q18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.D20:.Q20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D22:.Q22])" office:value-type="float" office:value="0" calcext:value-type="float">
            <text:p>0</text:p>
          </table:table-cell>
          <table:table-cell table:number-columns-repeated="14"/>
          <table:table-cell table:style-name="ce9"/>
          <table:table-cell table:number-columns-repeated="20"/>
        </table:table-row>
        <table:table-row table:style-name="ro1">
          <table:table-cell table:number-columns-repeated="16"/>
          <table:table-cell table:style-name="ce9"/>
          <table:table-cell table:number-columns-repeated="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.D24:.Q24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D26:.Q26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.D28:.Q28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.D30:.Q30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.D32:.Q32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.D34:.Q34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.D36:.Q36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D38:.Q38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D40:.Q40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SUM([.D42:.Q42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SUM([.D44:.Q44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D46:.Q46])" office:value-type="float" office:value="0" calcext:value-type="float">
            <text:p>0</text:p>
          </table:table-cell>
          <table:table-cell table:number-columns-repeated="13"/>
          <table:table-cell table:style-name="ce11"/>
          <table:table-cell table:number-columns-repeated="21"/>
        </table:table-row>
        <table:table-row table:style-name="ro1">
          <table:table-cell table:number-columns-repeated="15"/>
          <table:table-cell table:style-name="ce11"/>
          <table:table-cell table:number-columns-repeated="2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D48:.Q48])" office:value-type="float" office:value="0" calcext:value-type="float">
            <text:p>0</text:p>
          </table:table-cell>
          <table:table-cell table:number-columns-repeated="13"/>
          <table:table-cell table:style-name="ce11"/>
          <table:table-cell table:number-columns-repeated="21"/>
        </table:table-row>
        <table:table-row table:style-name="ro1">
          <table:table-cell table:style-name="ce4"/>
          <table:table-cell table:style-name="ce5"/>
          <table:table-cell table:style-name="ce7"/>
          <table:table-cell table:number-columns-repeated="12"/>
          <table:table-cell table:style-name="ce11"/>
          <table:table-cell table:number-columns-repeated="21"/>
        </table:table-row>
        <calcext:conditional-formats>
          <calcext:conditional-format calcext:target-range-address="'STEP 1'.D4:'STEP 1'.Q49">
            <calcext:condition calcext:apply-style-name="Low" calcext:value="between(1,9)" calcext:base-cell-address="'STEP 1'.D4"/>
            <calcext:condition calcext:apply-style-name="Mid" calcext:value="between(10,15)" calcext:base-cell-address="'STEP 1'.D4"/>
            <calcext:condition calcext:apply-style-name="High" calcext:value="between(16,20)" calcext:base-cell-address="'STEP 1'.D4"/>
            <calcext:condition calcext:apply-style-name="Low" calcext:value="=&quot;?&quot;" calcext:base-cell-address="'STEP 1'.D4"/>
            <calcext:condition calcext:apply-style-name="Default" calcext:value="=&quot;N/A&quot;" calcext:base-cell-address="'STEP 1'.D4"/>
          </calcext:conditional-format>
        </calcext:conditional-formats>
      </table:table>
      <table:table table:name="STEP 2" table:style-name="ta1">
        <table:table-column table:style-name="co7" table:default-cell-style-name="ce3"/>
        <table:table-column table:style-name="co8" table:default-cell-style-name="ce1"/>
        <table:table-column table:style-name="co9" table:default-cell-style-name="ce6"/>
        <table:table-column table:style-name="co2" table:number-columns-repeated="13" table:default-cell-style-name="ce24"/>
        <table:table-column table:style-name="co2" table:default-cell-style-name="ce26"/>
        <table:table-row table:style-name="ro1">
          <table:table-cell table:style-name="ce1" office:value-type="string" calcext:value-type="string">
            <text:p>STEP 2</text:p>
          </table:table-cell>
          <table:table-cell office:value-type="string" calcext:value-type="string">
            <text:p>Timed</text:p>
          </table:table-cell>
          <table:table-cell/>
          <table:table-cell table:style-name="ce8" table:number-columns-repeated="14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ear/Comments</text:p>
          </table:table-cell>
          <table:table-cell table:style-name="ce3"/>
          <table:table-cell/>
          <table:table-cell table:style-name="ce8"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?</text:p>
          </table:table-cell>
          <table:table-cell table:style-name="ce24" office:value-type="string" calcext:value-type="string">
            <text:p>?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25"/>
          <table:table-cell table:number-columns-repeated="10"/>
          <table:table-cell table:style-name="ce2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D6:.Q6])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number-columns-repeated="10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.D8:.Q8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.D10:.Q10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.D12:.Q12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D14:.Q14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.D16:.Q16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.D18:.Q18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.D20:.Q20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D22:.Q22])" office:value-type="float" office:value="0" calcext:value-type="float">
            <text:p>0</text:p>
          </table:table-cell>
          <table:table-cell table:number-columns-repeated="14"/>
          <table:table-cell table:style-name="ce24"/>
        </table:table-row>
        <table:table-row table:style-name="ro1">
          <table:table-cell table:number-columns-repeated="16"/>
          <table:table-cell table:style-name="ce2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.D24:.Q2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D26:.Q2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.D28:.Q2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.D30:.Q3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.D32:.Q3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.D34:.Q3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.D36:.Q3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D38:.Q3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D40:.Q4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SUM([.D42:.Q4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SUM([.D44:.Q4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D46:.Q46])" office:value-type="float" office:value="0" calcext:value-type="float">
            <text:p>0</text:p>
          </table:table-cell>
          <table:table-cell table:number-columns-repeated="13"/>
          <table:table-cell table:style-name="ce26"/>
          <table:table-cell/>
        </table:table-row>
        <table:table-row table:style-name="ro1">
          <table:table-cell table:number-columns-repeated="15"/>
          <table:table-cell table:style-name="ce26"/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D48:.Q48])" office:value-type="float" office:value="0" calcext:value-type="float">
            <text:p>0</text:p>
          </table:table-cell>
          <table:table-cell table:number-columns-repeated="13"/>
          <table:table-cell table:style-name="ce26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number-columns-repeated="12"/>
          <table:table-cell table:style-name="ce26"/>
          <table:table-cell/>
        </table:table-row>
        <calcext:conditional-formats>
          <calcext:conditional-format calcext:target-range-address="'STEP 2'.D4:'STEP 2'.Q49">
            <calcext:condition calcext:apply-style-name="Low" calcext:value="between(1,9)" calcext:base-cell-address="'STEP 2'.D4"/>
            <calcext:condition calcext:apply-style-name="Mid" calcext:value="between(10,15)" calcext:base-cell-address="'STEP 2'.D4"/>
            <calcext:condition calcext:apply-style-name="High" calcext:value="between(16,20)" calcext:base-cell-address="'STEP 2'.D4"/>
            <calcext:condition calcext:apply-style-name="Low" calcext:value="=&quot;?&quot;" calcext:base-cell-address="'STEP 2'.D4"/>
            <calcext:condition calcext:apply-style-name="Default" calcext:value="=&quot;N/A&quot;" calcext:base-cell-address="'STEP 2'.D4"/>
          </calcext:conditional-format>
        </calcext:conditional-formats>
      </table:table>
      <table:table table:name="STEP 3" table:style-name="ta1">
        <table:table-column table:style-name="co10" table:default-cell-style-name="ce3"/>
        <table:table-column table:style-name="co11" table:default-cell-style-name="ce1"/>
        <table:table-column table:style-name="co12" table:default-cell-style-name="ce6"/>
        <table:table-column table:style-name="co2" table:number-columns-repeated="13" table:default-cell-style-name="ce27"/>
        <table:table-column table:style-name="co2" table:default-cell-style-name="ce29"/>
        <table:table-row table:style-name="ro1">
          <table:table-cell table:style-name="ce1" office:value-type="string" calcext:value-type="string">
            <text:p>STEP 3</text:p>
          </table:table-cell>
          <table:table-cell office:value-type="string" calcext:value-type="string">
            <text:p>Timed</text:p>
          </table:table-cell>
          <table:table-cell/>
          <table:table-cell table:style-name="ce8" table:number-columns-repeated="14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ear/Comments</text:p>
          </table:table-cell>
          <table:table-cell table:style-name="ce3"/>
          <table:table-cell/>
          <table:table-cell table:style-name="ce8"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SUM([.D4:.Q4])" office:value-type="float" office:value="0" calcext:value-type="float">
            <text:p>0</text:p>
          </table:table-cell>
          <table:table-cell table:number-columns-repeated="14"/>
          <table:table-cell table:style-name="ce27"/>
        </table:table-row>
        <table:table-row table:style-name="ro1">
          <table:table-cell table:style-name="ce2"/>
          <table:table-cell table:number-columns-repeated="4"/>
          <table:table-cell table:style-name="ce28"/>
          <table:table-cell table:number-columns-repeated="10"/>
          <table:table-cell table:style-name="ce2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D6:.Q6])" office:value-type="float" office:value="0" calcext:value-type="float">
            <text:p>0</text:p>
          </table:table-cell>
          <table:table-cell table:number-columns-repeated="3"/>
          <table:table-cell table:style-name="ce28"/>
          <table:table-cell table:number-columns-repeated="3"/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2"/>
          <table:table-cell table:style-name="ce27"/>
        </table:table-row>
        <table:table-row table:style-name="ro1">
          <table:table-cell table:number-columns-repeated="9"/>
          <table:table-cell table:style-name="ce29" office:value-type="string" calcext:value-type="string">
            <text:p>Groups</text:p>
          </table:table-cell>
          <table:table-cell table:number-columns-repeated="3"/>
          <table:table-cell table:style-name="ce29" office:value-type="string" calcext:value-type="string">
            <text:p>Inertia</text:p>
          </table:table-cell>
          <table:table-cell table:number-columns-repeated="2"/>
          <table:table-cell table:style-name="ce2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.D8:.Q8]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ce27"/>
        </table:table-row>
        <table:table-row table:style-name="ro1">
          <table:table-cell table:number-columns-repeated="13"/>
          <table:table-cell table:style-name="ce29" office:value-type="string" calcext:value-type="string">
            <text:p>Inertia</text:p>
          </table:table-cell>
          <table:table-cell/>
          <table:table-cell table:style-name="ce29" office:value-type="string" calcext:value-type="string">
            <text:p>PGF</text:p>
          </table:table-cell>
          <table:table-cell table:style-name="ce2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.D10:.Q10]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/A</text:p>
          </table:table-cell>
          <table:table-cell table:number-columns-repeated="2"/>
          <table:table-cell table:style-name="ce27" office:value-type="string" calcext:value-type="string">
            <text:p>N/A</text:p>
          </table:table-cell>
        </table:table-row>
        <table:table-row table:style-name="ro1">
          <table:table-cell table:number-columns-repeated="13"/>
          <table:table-cell table:style-name="ce29" office:value-type="string" calcext:value-type="string">
            <text:p>Inertia</text:p>
          </table:table-cell>
          <table:table-cell table:number-columns-repeated="2"/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.D12:.Q12])" office:value-type="float" office:value="0" calcext:value-type="float">
            <text:p>0</text:p>
          </table:table-cell>
          <table:table-cell table:number-columns-repeated="14"/>
          <table:table-cell table:style-name="ce27"/>
        </table:table-row>
        <table:table-row table:style-name="ro1">
          <table:table-cell table:number-columns-repeated="16"/>
          <table:table-cell table:style-name="ce2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D14:.Q14])" office:value-type="float" office:value="0" calcext:value-type="float">
            <text:p>0</text:p>
          </table:table-cell>
          <table:table-cell table:number-columns-repeated="14"/>
          <table:table-cell table:style-name="ce27"/>
        </table:table-row>
        <table:table-row table:style-name="ro1">
          <table:table-cell table:number-columns-repeated="16"/>
          <table:table-cell table:style-name="ce2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.D16:.Q16])" office:value-type="float" office:value="0" calcext:value-type="float">
            <text:p>0</text:p>
          </table:table-cell>
          <table:table-cell table:number-columns-repeated="14"/>
          <table:table-cell table:style-name="ce27"/>
        </table:table-row>
        <table:table-row table:style-name="ro1">
          <table:table-cell table:number-columns-repeated="16"/>
          <table:table-cell table:style-name="ce2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.D18:.Q18])" office:value-type="float" office:value="0" calcext:value-type="float">
            <text:p>0</text:p>
          </table:table-cell>
          <table:table-cell table:number-columns-repeated="14"/>
          <table:table-cell table:style-name="ce27"/>
        </table:table-row>
        <table:table-row table:style-name="ro1">
          <table:table-cell table:number-columns-repeated="16"/>
          <table:table-cell table:style-name="ce2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.D20:.Q20])" office:value-type="float" office:value="0" calcext:value-type="float">
            <text:p>0</text:p>
          </table:table-cell>
          <table:table-cell table:number-columns-repeated="14"/>
          <table:table-cell table:style-name="ce27"/>
        </table:table-row>
        <table:table-row table:style-name="ro1">
          <table:table-cell table:number-columns-repeated="16"/>
          <table:table-cell table:style-name="ce2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D22:.Q22]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/A</text:p>
          </table:table-cell>
          <table:table-cell/>
          <table:table-cell table:style-name="ce27"/>
        </table:table-row>
        <table:table-row table:style-name="ro1">
          <table:table-cell table:number-columns-repeated="14"/>
          <table:table-cell table:style-name="ce29" office:value-type="string" calcext:value-type="string">
            <text:p>Cov</text:p>
          </table:table-cell>
          <table:table-cell/>
          <table:table-cell table:style-name="ce2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.D24:.Q24]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string" calcext:value-type="string">
            <text:p>Inertia</text:p>
          </table:table-cell>
          <table:table-cell/>
          <table:table-cell table:style-name="ce29" office:value-type="string" calcext:value-type="string">
            <text:p>MGF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D26:.Q2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.D28:.Q28]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15"/>
          <table:table-cell table:style-name="ce29" office:value-type="string" calcext:value-type="string">
            <text:p>Cov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.D30:.Q30]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29" office:value-type="string" calcext:value-type="string">
            <text:p>PGF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.D32:.Q32])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29" office:value-type="string" calcext:value-type="string">
            <text:p>Inertia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.D34:.Q3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.D36:.Q3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D38:.Q3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D40:.Q4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SUM([.D42:.Q42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9" office:value-type="string" calcext:value-type="string">
            <text:p>Inertia</text:p>
          </table:table-cell>
          <table:table-cell/>
          <table:table-cell table:style-name="ce29" office:value-type="string" calcext:value-type="string">
            <text:p>Cov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SUM([.D44:.Q44]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Inertia</text:p>
          </table:table-cell>
          <table:table-cell table:number-columns-repeated="2"/>
          <table:table-cell table:style-name="ce29" office:value-type="string" calcext:value-type="string">
            <text:p>PGF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D46:.Q46])" office:value-type="float" office:value="0" calcext:value-type="float">
            <text:p>0</text:p>
          </table:table-cell>
          <table:table-cell table:number-columns-repeated="13"/>
          <table:table-cell table:style-name="ce29"/>
          <table:table-cell/>
        </table:table-row>
        <table:table-row table:style-name="ro1">
          <table:table-cell table:number-columns-repeated="15"/>
          <table:table-cell table:style-name="ce29"/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D48:.Q48])" office:value-type="float" office:value="0" calcext:value-type="float">
            <text:p>0</text:p>
          </table:table-cell>
          <table:table-cell table:number-columns-repeated="13"/>
          <table:table-cell table:style-name="ce29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number-columns-repeated="12"/>
          <table:table-cell table:style-name="ce29"/>
          <table:table-cell/>
        </table:table-row>
        <calcext:conditional-formats>
          <calcext:conditional-format calcext:target-range-address="'STEP 3'.D4:'STEP 3'.Q49">
            <calcext:condition calcext:apply-style-name="Low" calcext:value="between(1,9)" calcext:base-cell-address="'STEP 3'.D4"/>
            <calcext:condition calcext:apply-style-name="Mid" calcext:value="between(10,15)" calcext:base-cell-address="'STEP 3'.D4"/>
            <calcext:condition calcext:apply-style-name="High" calcext:value="between(16,20)" calcext:base-cell-address="'STEP 3'.D4"/>
            <calcext:condition calcext:apply-style-name="Low" calcext:value="=&quot;?&quot;" calcext:base-cell-address="'STEP 3'.D4"/>
            <calcext:condition calcext:apply-style-name="Default" calcext:value="=&quot;N/A&quot;" calcext:base-cell-address="'STEP 3'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adornments="Standard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000000" style:text-align-source="value-type" style:repeat-content="false" style:vertical-align="middle"/>
      <style:text-properties fo:color="#00ae00" style:font-name="Liberation Mono" fo:font-family="'Liberation Mono'" style:font-style-name="Standard" style:font-family-generic="modern" style:font-pitch="fixed" fo:language="en" fo:country="US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0346in 0.0346in 0.0346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  <style:style style:name="Untitled1" style:family="table-cell" style:parent-style-name="Default">
      <style:table-cell-properties fo:background-color="#c9211e" style:diagonal-bl-tr="none" style:diagonal-tl-br="none"/>
    </style:style>
    <style:style style:name="Low" style:family="table-cell" style:parent-style-name="Background">
      <style:table-cell-properties fo:background-color="#890b0b" style:diagonal-bl-tr="none" style:diagonal-tl-br="none"/>
      <style:text-properties fo:color="#ffffff" fo:font-size="14pt" fo:font-weight="bold"/>
    </style:style>
    <style:style style:name="Mid" style:family="table-cell" style:parent-style-name="Background">
      <style:table-cell-properties fo:background-color="#b09300" style:diagonal-bl-tr="none" style:diagonal-tl-br="none"/>
      <style:text-properties fo:color="#ffffff" fo:font-size="14pt" fo:font-weight="bold"/>
    </style:style>
    <style:style style:name="High" style:family="table-cell" style:parent-style-name="Background">
      <style:table-cell-properties fo:background-color="#069a2e" style:diagonal-bl-tr="none" style:diagonal-tl-br="none"/>
      <style:text-properties fo:color="#ffffff" fo:font-size="14pt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2-22">00/00/0000</text:date></text:span><text:span text:style-name="MT1">, </text:span><text:span text:style-name="MT1"><text:time style:data-style-name="N2" text:time-value="12:35:39.69062136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8:54:15.499242143</meta:creation-date>
    <meta:generator>LibreOffice/7.1.0.3$Linux_X86_64 LibreOffice_project/10$Build-3</meta:generator>
    <dc:date>2021-02-22T12:38:24.834264589</dc:date>
    <meta:editing-duration>PT8H14M11S</meta:editing-duration>
    <meta:editing-cycles>56</meta:editing-cycles>
    <meta:document-statistic meta:table-count="3" meta:cell-count="260" meta:object-count="0"/>
  </office:meta>
</office:document-meta>
</file>